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875cm" fo:margin-left="-0.206cm" fo:margin-top="0cm" fo:margin-bottom="0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12.5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3" style:family="table-row">
      <style:table-row-properties style:min-row-height="10.107cm" fo:keep-together="auto"/>
    </style:style>
    <style:style style:name="Table1.4" style:family="table-row">
      <style:table-row-properties style:min-row-height="6.403cm" fo:keep-together="auto"/>
    </style:style>
    <style:style style:name="Table1.5" style:family="table-row">
      <style:table-row-properties style:min-row-height="3.889cm" fo:keep-together="auto"/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cadc5" officeooo:paragraph-rsid="001cadc5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officeooo:rsid="001cadc5" officeooo:paragraph-rsid="001cb121" style:font-size-asian="10pt" style:font-size-complex="10pt"/>
    </style:style>
    <style:style style:name="P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background-color="#ffffff" fo:padding="0cm" fo:border="none" fo:keep-with-next="auto"/>
      <style:text-properties fo:font-size="10pt" officeooo:rsid="001cb121" officeooo:paragraph-rsid="001cb121" style:font-size-asian="10pt" style:font-size-complex="10pt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-0.635cm" style:auto-text-indent="false" fo:background-color="#ffffff" fo:padding="0cm" fo:border="none"/>
      <style:text-properties fo:font-size="10pt" officeooo:rsid="001cb121" officeooo:paragraph-rsid="001da248" style:font-size-asian="10pt" style:font-size-complex="10pt"/>
    </style:style>
    <style:style style:name="P1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T1" style:family="text">
      <style:text-properties officeooo:rsid="001f1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ly Repor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port Number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3">Report Date</text:p>
          </table:table-cell>
          <table:table-cell table:style-name="Table1.A1" office:value-type="string">
            <text:p text:style-name="P3">-</text:p>
          </table:table-cell>
        </table:table-row>
        <table:table-row table:style-name="Table1.3">
          <table:table-cell table:style-name="Table1.A1" office:value-type="string">
            <text:p text:style-name="P3">Completed Tasks</text:p>
          </table:table-cell>
          <table:table-cell table:style-name="Table1.A1" office:value-type="string">
            <text:list xml:id="list8763908155168758534" text:style-name="WWNum1">
              <text:list-item>
                <text:p text:style-name="P8">Generated project model for the mini project assigned( social networking platform ). It includes use cases and E-R diagram.</text:p>
                <text:p text:style-name="P9">Refer file: project_model.pdf.</text:p>
                <text:p text:style-name="P9"><text:s/></text:p>
              </text:list-item>
              <text:list-item>
                <text:p text:style-name="P8">Learned about <text:span text:style-name="T1">basic commands of </text:span>Github.</text:p>
              </text:list-item>
            </text:list>
            <text:p text:style-name="P5"/>
          </table:table-cell>
        </table:table-row>
        <table:table-row table:style-name="Table1.4">
          <table:table-cell table:style-name="Table1.A1" office:value-type="string">
            <text:p text:style-name="P3">Next Week Tasks</text:p>
          </table:table-cell>
          <table:table-cell table:style-name="Table1.A1" office:value-type="string">
            <text:list xml:id="list194029309236490" text:continue-numbering="true" text:style-name="WWNum1">
              <text:list-header>
                <text:p text:style-name="P10"/>
              </text:list-header>
            </text:list>
            <text:p text:style-name="P3"/>
          </table:table-cell>
        </table:table-row>
        <table:table-row table:style-name="Table1.5">
          <table:table-cell table:style-name="Table1.A5" office:value-type="string">
            <text:p text:style-name="P4">Remarks</text:p>
          </table:table-cell>
          <table:table-cell table:style-name="Table1.A5" office:value-type="string">
            <text:list xml:id="list194029751039133" text:continue-numbering="true" text:style-name="WWNum1">
              <text:list-header>
                <text:p text:style-name="P11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19:40:29.125785775</dc:date>
    <meta:editing-duration>PT19M1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48" meta:character-count="275" meta:non-whitespace-character-count="243"/>
  </office:meta>
</office:document-meta>
</file>